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MU Sans Serif" svg:font-family="'CMU Sans Serif'" style:font-pitch="variable"/>
    <style:font-face style:name="CMU Sans Serif1" svg:font-family="'CMU Sans Serif'"/>
    <style:font-face style:name="Calibri" svg:font-family="Calibri" style:font-pitch="variable"/>
    <style:font-face style:name="Calibri1" svg:font-family="Calibri"/>
    <style:font-face style:name="DejaVu Sans" svg:font-family="'DejaVu Sans'" style:font-pitch="variable"/>
    <style:font-face style:name="DejaVu Sans1" svg:font-family="'DejaVu Sans'"/>
    <style:font-face style:name="DejaVu Sans2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CJK SC2" svg:font-family="'Noto Sans CJK SC'"/>
    <style:font-face style:name="Times New Roman" svg:font-family="'Times New Roman'" style:font-pitch="variable"/>
    <style:font-face style:name="Times New Roman1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79cm" svg:stroke-color="#c55a11" draw:stroke-linejoin="miter" svg:stroke-linecap="butt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" style:family="graphic" style:parent-style-name="standard">
      <style:graphic-properties draw:stroke="solid" svg:stroke-width="0.079cm" svg:stroke-color="#000000" draw:stroke-linejoin="miter" svg:stroke-linecap="butt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" style:family="graphic" style:parent-style-name="standard">
      <style:graphic-properties draw:stroke="solid" svg:stroke-width="0.159cm" svg:stroke-color="#000000" draw:marker-end="msArrowEnd_20_5" draw:marker-end-width="0.477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" style:family="graphic">
      <style:graphic-properties style:protect="size"/>
    </style:style>
    <style:style style:name="pr1" style:family="presentation" style:parent-style-name="Blank_20_Slide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ffffff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start"/>
    </style:style>
    <style:style style:name="P3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top="0cm" fo:margin-bottom="0cm" fo:line-height="100%" fo:text-align="center"/>
    </style:style>
    <style:style style:name="P6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7" style:family="paragraph">
      <loext:graphic-properties draw:fill-color="#ffffff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MU Sans Serif1" fo:font-size="40pt" fo:letter-spacing="normal" fo:language="de" fo:country="DE" fo:font-style="normal" style:text-underline-style="none" fo:font-weight="normal" fo:background-color="transparent" style:font-name-asian="CMU Sans Serif1" style:font-size-asian="40pt" style:font-style-asian="normal" style:font-weight-asian="normal" style:font-name-complex="DejaVu Sans1" style:font-size-complex="40pt" style:font-style-complex="normal" style:font-weight-complex="normal"/>
    </style:style>
    <style:style style:name="T2" style:family="text">
      <style:text-properties fo:font-variant="normal" fo:text-transform="none" fo:color="#a6a6a6" loext:opacity="100%" style:text-line-through-style="none" style:text-line-through-type="none" style:text-position="0% 100%" style:font-name="Calibri1" fo:font-size="14pt" fo:letter-spacing="normal" fo:language="de" fo:country="DE" fo:font-style="normal" style:text-underline-style="none" fo:font-weight="normal" fo:background-color="transparent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3" style:family="text">
      <style:text-properties fo:font-variant="normal" fo:text-transform="none" fo:color="#a6a6a6" loext:opacity="100%" style:text-line-through-style="none" style:text-line-through-type="none" style:text-position="0% 100%" style:font-name="Calibri1" fo:font-size="14pt" fo:letter-spacing="normal" fo:language="en" fo:country="GB" fo:font-style="normal" style:text-underline-style="none" fo:font-weight="normal" fo:background-color="transparent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4" style:family="text">
      <style:text-properties fo:font-variant="normal" fo:text-transform="none" fo:color="#a6a6a6" loext:opacity="100%" style:text-line-through-style="none" style:text-line-through-type="none" style:text-position="0% 100%" style:font-name="Calibri1" fo:font-size="14pt" fo:letter-spacing="normal" fo:language="en" fo:country="GB" fo:font-style="normal" style:text-underline-style="none" fo:font-weight="normal" fo:background-color="transparent" style:font-name-asian="Noto Sans CJK SC2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MU Sans Serif1" fo:font-size="30pt" fo:letter-spacing="normal" fo:language="de" fo:country="DE" fo:font-style="normal" style:text-underline-style="none" fo:font-weight="normal" fo:background-color="transparent" style:font-name-asian="CMU Sans Serif1" style:font-size-asian="30pt" style:font-style-asian="normal" style:font-weight-asian="normal" style:font-name-complex="DejaVu Sans1" style:font-size-complex="3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a6a6a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>
        <draw:custom-shape draw:name="Rechteck: abgerundete Ecken 3" draw:style-name="gr1" draw:text-style-name="P1" draw:layer="layout" svg:width="2.538cm" svg:height="2.538cm" svg:x="0.173cm" svg:y="4.803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feld 4" draw:style-name="gr2" draw:text-style-name="P3" draw:layer="layout" svg:width="1.336cm" svg:height="1.942cm" svg:x="0.819cm" svg:y="4.989cm">
          <text:p text:style-name="P2"><text:span text:style-name="T1">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" draw:style-name="gr3" draw:text-style-name="P1" draw:layer="layout" svg:width="2.538cm" svg:height="2.538cm" svg:x="4.507cm" svg:y="3.6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" draw:style-name="gr4" draw:text-style-name="P3" draw:layer="layout" svg:width="1.399cm" svg:height="1.942cm" svg:x="5.076cm" svg:y="4.005cm">
          <text:p text:style-name="P2"><text:span text:style-name="T1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0" draw:style-name="gr5" draw:text-style-name="P4" draw:layer="layout" svg:width="1.792cm" svg:height="1.153cm" svg:x="2.713cm" svg:y="4.916cm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Textfeld 12" draw:style-name="gr6" draw:text-style-name="P6" draw:layer="layout" svg:width="4.066cm" svg:height="1.433cm" svg:x="7.058cm" svg:y="4.206cm">
          <text:p text:style-name="P5"><text:span text:style-name="T2">Speicheradresse</text:span></text:p>
          <text:p text:style-name="P5"><text:span text:style-name="T3">"0x1d888c1a800"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: abgerundete Ecken 9" draw:style-name="gr1" draw:text-style-name="P1" draw:layer="layout" svg:width="2.538cm" svg:height="2.538cm" svg:x="0.204cm" svg:y="2.039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feld 13" draw:style-name="gr7" draw:text-style-name="P3" draw:layer="layout" svg:width="1.336cm" svg:height="1.942cm" svg:x="0.774cm" svg:y="2.24cm">
          <text:p text:style-name="P2"><text:span text:style-name="T1">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4" draw:style-name="gr5" draw:text-style-name="P4" draw:layer="layout" svg:width="1.761cm" svg:height="1.609cm" svg:x="2.744cm" svg:y="3.308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Rechteck: abgerundete Ecken 1" draw:style-name="gr1" draw:text-style-name="P1" draw:layer="layout" svg:width="2.538cm" svg:height="2.538cm" svg:x="13.652cm" svg:y="4.803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feld 1" draw:style-name="gr8" draw:text-style-name="P3" draw:layer="layout" svg:width="1.333cm" svg:height="1.942cm" svg:x="14.3cm" svg:y="4.989cm">
          <text:p text:style-name="P2"><text:span text:style-name="T1">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" draw:style-name="gr3" draw:text-style-name="P1" draw:layer="layout" svg:width="2.538cm" svg:height="2.538cm" svg:x="17.965cm" svg:y="2.0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" draw:style-name="gr9" draw:text-style-name="P3" draw:layer="layout" svg:width="1.396cm" svg:height="1.942cm" svg:x="18.536cm" svg:y="2.405cm">
          <text:p text:style-name="P2"><text:span text:style-name="T1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" draw:style-name="gr5" draw:text-style-name="P4" draw:layer="layout" svg:width="1.792cm" svg:height="0.001cm" svg:x="16.192cm" svg:y="6.067cm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Textfeld 3" draw:style-name="gr10" draw:text-style-name="P6" draw:layer="layout" svg:width="4.066cm" svg:height="1.433cm" svg:x="20.537cm" svg:y="2.607cm">
          <text:p text:style-name="P5"><text:span text:style-name="T2">Speicheradresse</text:span></text:p>
          <text:p text:style-name="P5"><text:span text:style-name="T3">"0x1d888c1a800"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: abgerundete Ecken 2" draw:style-name="gr1" draw:text-style-name="P1" draw:layer="layout" svg:width="2.538cm" svg:height="2.538cm" svg:x="13.683cm" svg:y="2.039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feld 5" draw:style-name="gr11" draw:text-style-name="P3" draw:layer="layout" svg:width="1.333cm" svg:height="1.942cm" svg:x="14.255cm" svg:y="2.24cm">
          <text:p text:style-name="P2"><text:span text:style-name="T1">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" draw:style-name="gr5" draw:text-style-name="P4" draw:layer="layout" svg:width="1.762cm" svg:height="0.001cm" svg:x="16.223cm" svg:y="3.308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Rechteck 2" draw:style-name="gr3" draw:text-style-name="P1" draw:layer="layout" svg:width="2.538cm" svg:height="2.538cm" svg:x="17.965cm" svg:y="4.8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" draw:style-name="gr12" draw:text-style-name="P3" draw:layer="layout" svg:width="1.396cm" svg:height="1.942cm" svg:x="18.536cm" svg:y="5.205cm">
          <text:p text:style-name="P2"><text:span text:style-name="T1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" draw:style-name="gr13" draw:text-style-name="P6" draw:layer="layout" svg:width="4.114cm" svg:height="1.433cm" svg:x="20.493cm" svg:y="5.406cm">
          <text:p text:style-name="P5"><text:span text:style-name="T2">Speicheradresse</text:span></text:p>
          <text:p text:style-name="P5"><text:span text:style-name="T4">"</text:span><text:span text:style-name="T3">0x1da21b17843"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5" draw:style-name="gr14" draw:text-style-name="P3" draw:layer="layout" svg:width="18.292cm" svg:height="1.518cm" svg:x="0.956cm" svg:y="-0.018cm">
          <text:p text:style-name="P2"><text:span text:style-name="T5"><text:s text:c="2"/></text:span><text:span text:style-name="T5">y &lt;- x <text:s text:c="31"/>y &lt;-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5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MU Sans Serif" svg:font-family="'CMU Sans Serif'" style:font-pitch="variable"/>
    <style:font-face style:name="CMU Sans Serif1" svg:font-family="'CMU Sans Serif'"/>
    <style:font-face style:name="Calibri" svg:font-family="Calibri" style:font-pitch="variable"/>
    <style:font-face style:name="Calibri1" svg:font-family="Calibri"/>
    <style:font-face style:name="DejaVu Sans" svg:font-family="'DejaVu Sans'" style:font-pitch="variable"/>
    <style:font-face style:name="DejaVu Sans1" svg:font-family="'DejaVu Sans'"/>
    <style:font-face style:name="DejaVu Sans2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CJK SC2" svg:font-family="'Noto Sans CJK SC'"/>
    <style:font-face style:name="Times New Roman" svg:font-family="'Times New Roman'" style:font-pitch="variable"/>
    <style:font-face style:name="Times New Roman1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4.602cm" fo:page-height="7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4.639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100%" fo:text-align="end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3.79999995231628pt" style:font-size-asian="14pt" style:font-size-complex="14pt"/>
    </style:style>
    <style:style style:name="MT1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1" fo:font-size="14pt" fo:letter-spacing="normal" fo:language="de" fo:country="DE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2" style:family="text">
      <style:text-properties fo:font-variant="normal" fo:text-transform="none" fo:color="#8b8b8b" loext:opacity="100%" style:text-line-through-style="none" style:text-line-through-type="none" style:text-position="0% 100%" style:font-name="Calibri1" fo:font-size="3.79999995231628pt" fo:letter-spacing="normal" fo:language="en" fo:country="GB" fo:font-style="normal" style:text-underline-style="none" fo:font-weight="normal" fo:background-color="transparent" style:font-size-asian="3.79999995231628pt" style:font-style-asian="normal" style:font-weight-asian="normal" style:font-size-complex="3.7999999523162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8b8b8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Blank_20_Slide" style:display-name="Blank Slide" style:page-layout-name="PM1" draw:style-name="Mdp1">
      <draw:frame draw:name="PlaceHolder 1" presentation:style-name="Mpr1" draw:text-style-name="MP6" draw:layer="backgroundobjects" svg:width="3.71cm" svg:height="0.318cm" svg:x="3.643cm" svg:y="5.562cm" presentation:class="footer" presentation:user-transformed="true">
        <draw:text-box>
          <text:p text:style-name="MP5"><text:span text:style-name="MT1"><presentation:footer/></text:span></text:p>
        </draw:text-box>
      </draw:frame>
      <draw:frame draw:name="PlaceHolder 2" presentation:style-name="Mpr1" draw:text-style-name="MP8" draw:layer="backgroundobjects" svg:width="2.473cm" svg:height="0.318cm" svg:x="7.767cm" svg:y="5.562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draw:name="PlaceHolder 3" presentation:style-name="Mpr1" draw:text-style-name="MP8" draw:layer="backgroundobjects" svg:width="2.473cm" svg:height="0.318cm" svg:x="0.756cm" svg:y="5.562cm" presentation:class="date-time" presentation:user-transformed="true">
        <draw:text-box>
          <text:p text:style-name="MP1"><presentation:date-time/></text:p>
        </draw:text-box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11T11:23:04</meta:creation-date>
    <meta:initial-creator>Dirk Ostwald</meta:initial-creator>
    <dc:language>de-DE</dc:language>
    <dc:date>2023-10-25T09:44:11.439304752</dc:date>
    <meta:editing-cycles>7</meta:editing-cycles>
    <dc:title>PowerPoint-Präsentation</dc:title>
    <meta:editing-duration>PT11M37S</meta:editing-duration>
    <meta:generator>LibreOffice/7.3.7.2$Linux_X86_64 LibreOffice_project/30$Build-2</meta:generator>
    <dc:creator>Belinda Fleischmann</dc:creator>
    <meta:document-statistic meta:object-count="43"/>
    <meta:user-defined meta:name="AppVersion">15.0000</meta:user-defined>
    <meta:user-defined meta:name="PresentationFormat">Benutzerdefiniert</meta:user-defined>
    <meta:user-defined meta:name="Slides" meta:value-type="float">1</meta:user-defined>
    <meta:template xlink:type="simple" xlink:actuate="onRequest" xlink:title="Office Theme" xlink:href=""/>
  </office:meta>
</office:document-meta>
</file>